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mestamp,energy_usage,temperature_inside,temperature_outside,humidity,voc_level,pm25_level</text:p>
      <text:p text:style-name="Standard">2025-04-15T09:00:00Z,1.2,21.0,10.0,45.0,0.3,5</text:p>
      <text:p text:style-name="Standard">2025-04-15T09:05:00Z,1.1,21.1,10.1,44.5,0.2,6</text:p>
      <text:p text:style-name="Standard">2025-04-15T09:10:00Z,1.3,20.9,10.2,46.0,0.4,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42:25.511967887</meta:creation-date>
    <dc:date>2025-04-15T14:42:51.581294561</dc:date>
    <meta:editing-duration>PT2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" meta:character-count="226" meta:non-whitespace-character-count="226"/>
  </office:meta>
</office:document-meta>
</file>